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cbdf" officeooo:paragraph-rsid="0004cbdf"/>
    </style:style>
    <style:style style:name="P2" style:family="paragraph" style:parent-style-name="Standard">
      <style:text-properties fo:language="ru" fo:country="RU" officeooo:rsid="0004cbdf" officeooo:paragraph-rsid="0006147d"/>
    </style:style>
    <style:style style:name="P3" style:family="paragraph" style:parent-style-name="Standard">
      <style:text-properties fo:language="ru" fo:country="RU" officeooo:rsid="0004cbdf" officeooo:paragraph-rsid="00061eac"/>
    </style:style>
    <style:style style:name="P4" style:family="paragraph" style:parent-style-name="Standard">
      <style:text-properties fo:language="ru" fo:country="RU" officeooo:rsid="0004cbdf" officeooo:paragraph-rsid="0007760b"/>
    </style:style>
    <style:style style:name="P5" style:family="paragraph" style:parent-style-name="Standard">
      <style:text-properties fo:language="ru" fo:country="RU" officeooo:rsid="0004cbdf" officeooo:paragraph-rsid="0008f4f9"/>
    </style:style>
    <style:style style:name="P6" style:family="paragraph" style:parent-style-name="Standard">
      <style:text-properties fo:language="ru" fo:country="RU" officeooo:rsid="0004cbdf" officeooo:paragraph-rsid="000b95af"/>
    </style:style>
    <style:style style:name="P7" style:family="paragraph" style:parent-style-name="Standard">
      <style:text-properties fo:language="ru" fo:country="RU" fo:font-weight="bold" officeooo:rsid="000b95af" officeooo:paragraph-rsid="000b95af" style:font-weight-asian="bold" style:font-weight-complex="bold"/>
    </style:style>
    <style:style style:name="P8" style:family="paragraph" style:parent-style-name="Standard">
      <style:text-properties fo:language="ru" fo:country="RU" fo:font-weight="bold" officeooo:rsid="0004cbdf" officeooo:paragraph-rsid="000b95af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История и развитие делового стиля русского литературного языка.</text:p>
      <text:p text:style-name="P8"/>
      <text:p text:style-name="P6"><text:tab/>Поскольку деловая письменная речь представляет официально-деловой стиль речи, совершенно необходимо рассмотреть ряд его специфических черт. </text:p>
      <text:p text:style-name="P1"><text:tab/>Официально-деловой стиль выделился прежде других письменных стилей благодаря тому, что обслуживал важнейшие сферы государственной жизни: внешние отношения, закрепление частной собственности и торговлю. Необходимость письменного закрепления договоров, законов, записей долгов, оформления передачи наследства начала формировать особый "язык", который, претерпев множество изменений, сохраняет свои основные отличительные черты. </text:p>
      <text:p text:style-name="P1"><text:tab/>Деловые документы появились на Руси после введения в Х в. письменности. Первыми письменными документами, зафиксированными в летописи, являются тексты договоров русских с греками 907, 911, 944 и 971 гг. А в XI в. появляется первый свод законов Киевской Руси "Русская правда" — оригинальный памятник письменности, позволяющий</text:p>
      <text:p text:style-name="P1">судить о развитости системы юридической и общественно-политической терминологии в то время. В языке "Русской правды" уже можно выделить особенности словоупотребления и организации речи, которые относятся к характерным чертам делового стиля. Это высокая терминологичность, преобладание сочинения над подчинением в сложных предложениях, наличие сложных конструкций с сочи- нительными союзами "а", "и", "да", "же", а также бессоюзных цепочек. Из всех видов сложноподчиненных предложений наиболее широко употребляются конструкции с придаточным условным (с союзом аще — если): </text:p>
      <text:p text:style-name="P1"><text:tab/></text:p>
      <text:p text:style-name="P1"><text:tab/><text:span text:style-name="T1">"Аще будет свободный человек убит 10 гривен серебра за голову". "Аще кто купець купцю даст в куплю куны, то купцю пред послухи кун не имати, послухи ему на надобе. Но ити ему самому роте, аще ся начнет запирати". Перевод: "Если будет свободный человек убит, плата — 10 гривен за голову". "Если же купец купцу даст деньги для торговли, то ему для возвращения долга свидетели заключения сделки не нужны, а для получения долга, если должник начнет отпираться, достаточно принести клятву". </text:span></text:p>
      <text:p text:style-name="P1"/>
      <text:p text:style-name="P1"><text:tab/>В "Русской правде" уже употребляются термины, свидетельствующие о развитии правовых отношений в Древней Руси: голова (убитый), головникь (убийца), послухь (свидетель), вира (штраф), добытьк (имущество), вено вотское (выкуп за невесту), куна (деньги). Юридические термины представляют важнейший лексический пласт языка древних документов. </text:p>
      <text:p text:style-name="P2"><text:tab/>После "Русской правды" древнейшим документом считается "Грамота великого князя Мстислава Володимировича и его сына Всеволода 1130 года". Начальная формула этой грамоты "Се азъ" ... ("вот я") становится с этого времени обязательным элементом (реквизитом) древнерусских грамот: </text:p>
      <text:p text:style-name="P2"/>
      <text:p text:style-name="P2"><text:tab/><text:span text:style-name="T1">"Се азъ князь великий Всеволод дал есмь святому Георгию (Юрьеву монастырю) Терпугский погост Ляховичи с землею, и с людьми, и с коньми, и лес, и борти, и ловища на ловати..."</text:span> (из "Грамоты великого князя Всеволода Мстиславовича Юрьеву монастырю 1125-1137 годов"). </text:p>
      <text:p text:style-name="P2"/>
      <text:p text:style-name="P2"><text:tab/>Заканчиваются грамоты специальной формулой, в которой указывается, кто был свидетелем сделки и кто скрепляет грамоту своей подписью: </text:p>
      <text:p text:style-name="P2"/>
      <text:p text:style-name="P2"><text:tab/>"К сей даной аз Сава печать приложил. А послух (свидетель) даной мой духовный протопоп светлого Архангела Федор Фомин. А даную писал человек мой Игнат Мосеев" (Данная грамота С.Д. Сюзова Нижегородскому Благовещенскому монастырю). </text:p>
      <text:p text:style-name="P3"><text:tab/>С XV в. сведение о том, кто писал текст, становится нормой, а с XVII-XVIII вв. — обязательным реквизитом делового письма. Государственно-приказный язык XV-XVII вв. при <text:soft-page-break/>всей лексической пестроте — это более нормированный, эталонный язык, чем живая разговорная речь. Он вводит в обиход ряд приказных формул, становящихся штампами и канцеляризмами (взять на поруки, сия дана в том, дать очную ставку, быть в опале, отдать под суд, учинить расправу и т.п.). </text:p>
      <text:p text:style-name="P3"><text:tab/>Документов становилось все больше. Обширное делопроизводство допетровской Руси потребовало выработки единых подходов к оформлению и обработке документов. Процесс унификации языка документов, начавшийся еще в Киевской Руси, получил свое дальнейшее развитие. </text:p>
      <text:p text:style-name="P3"><text:tab/>А в "Генеральном регламенте" петровских Коллегий была дана уже законченная система норм документирования. "Генеральные формуляры", т.е. формы документов, предусматривали нормы оформления, этикетные нормы обращения к адресату с указанием чина, титула, звания, единые нормы наименования и самонаименования. Лексика делового языка все больше отдаляется от разговорной, живой речи, в нее проникает огромное количество иностранных слов (губерния, акт, баллотировать, апелляция и т.п.) и терминов. </text:p>
      <text:p text:style-name="P3"><text:tab/>В XIX в., когда формирование кодифицированного литературного языка в основном завершается, начинают активно формироваться функциональные его разновидности —</text:p>
      <text:p text:style-name="P4">стили. Документы служебной переписки получили в XIX в. широчайшее распространение и в количественном отношении значительно превзошли другие типы деловых текстов. Они писались на служебных бланках, включали определенный набор реквизитов. </text:p>
      <text:p text:style-name="P4"><text:tab/>Принятие в 1811 г. "Общего учреждения министерств" закрепляет в качестве государственной формы процесс унификации языка деловых бумаг. Активно формируются характерные черты канцелярского стиля: формально-логическая организация текста, неличный характер высказывания, синтаксическая громоздкость, именной характер речи, морфологическое и лексическое однообразие (превалирование именительного и родительного падежей), стандартизация. </text:p>
      <text:p text:style-name="P4"><text:tab/>В результате реформы делопроизводства (правил оформления документации) возникла необходимость реформы канцелярского стиля, что стало осмысляться как задача государственной важности. </text:p>
      <text:p text:style-name="P4"><text:tab/>В XX в. унификация документов принимает необратимый характер. Были разработаны новые правила ведения служебной документации: в 1918 г. введена единая форма бланков делового письма. В 20-е годы началась работа по созданию новых стандартов делового письма, появляются трафаретные тексты. </text:p>
      <text:p text:style-name="P4"><text:tab/>Новую эпоху в процессе стандартизации открыла машинная обработка и компьютеризация делопроизводства. </text:p>
      <text:p text:style-name="P5"><text:tab/>Выбор и закрепление в практике одного языкового варианта из нескольких возможных оправдано экономически, диктуется требованиями все усложняющейся экономической и социально-политической жизни общества, техническим прогрессом. Использование устойчивых формул, принятых сокращений, единообразного расположения материала, оформления документа характерно для типовых и трафаретных писем, анкет, таблиц, текстов-аналогов и т.п., позволяет кодировать информацию, закрепляя определенные языковые средства за типовой ситуацией. Например, необходимость принять участие в выставке товаров предполагает заполнение заявки, изготовленной выставочной организацией типографским способом в форме анкеты (см. образец на с. 41). </text:p>
      <text:p text:style-name="P5"><text:tab/>Особой стандартизации подвергаются так называемые тексты-аналоги, бланки, формуляры, в которых трафарет имеет вид формализованного текста. </text:p>
      <text:p text:style-name="P5"><text:tab/>Процесс создания трафаретных текстов заключается в выделении для группы однотипных текстов постоянных частей, содержащих заранее известную информацию, и пробелов для вписывания меняющихся сведений. Как правило, это номинации, даты оформления, подписания документа, указания стоимости, количества, формы поставки товара (оборудования), объема работ и т. п. </text:p>
      <text:p text:style-name="P5"><text:tab/>"Бланк — это своего рода идеальная основа деловой бумаги, в заполненном виде это тот эталон, к которому она стремится и которого достигает. В бланке жесткость формы <text:soft-page-break/>сводит к нулю все возможности нескольких толкований", — справедливо замечает П.В. Веселов, один из крупнейших специалистов в области документной лингвисти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8:29:27.191796860</meta:creation-date>
    <dc:date>2017-04-13T08:35:12.638892625</dc:date>
    <meta:editing-duration>PT5M2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25" meta:word-count="922" meta:character-count="7396" meta:non-whitespace-character-count="6448"/>
  </office:meta>
</office:document-meta>
</file>